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31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NSORCIO AGROVETERINARIO LAS VIOLETAS S.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31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ORRAS ACOSTA, MOISES GUILLERM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71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50</text:span>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11" office:value-type="string">
            <text:p text:style-name="P9">Cant.Cajas: <text:span text:style-name="T11">2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3311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3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1T01:32:4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